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Noto Sans" svg:font-family="'Noto Sans'"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text-properties style:use-window-font-color="true" loext:opacity="0%" style:font-name="Liberation Serif" fo:font-size="12pt" fo:font-weight="bold"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loext:opacity="0%" style:font-name="Liberation Serif" fo:font-size="12pt" fo:font-weight="bold"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loext:opacity="0%" style:font-name="Liberation Serif" fo:font-size="12pt" fo:font-weight="normal"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T1" style:family="text">
      <style:text-properties style:use-window-font-color="true" loext:opacity="0%" style:font-name="Liberation Serif" fo:font-size="12pt" fo:font-weight="bold" fo:background-color="transparent" loext:char-shading-value="0" style:font-name-asian="Liberation Serif" style:font-name-complex="Liberation Serif"/>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ynthetic data generation(EN)</text:p>
      <text:p text:style-name="P2"><text:span text:style-name="T1"/></text:p>
      <text:p text:style-name="P4">SOTA: </text:p>
      <text:p text:style-name="P2"><text:span text:style-name="T2"/></text:p>
      <text:p text:style-name="P5">Techniques like data augmentation are vital for training deep learning models in computer vision, enhancing generalization and robustness through transformations like flipping, rotating, and adding noise. However, Generative Adversarial Networks (GANs) have recently shown great potential for advanced image synthesis and data augmentation [1-2]. GANs consist of a Generator (G) and a Discriminator (D) that compete to replicate the original data distribution. G creates realistic images, while D differentiates real from generated data. This adversarial process improves G's ability to generate images matching the original data distribution. Despite their promise, GANs face challenges like mode collapse, training instability, and gradient vanishing. Since their 2014 introduction [3], GANs have improved significantly. Early versions produced low-quality images, but advancements like DCGAN's [4] shift to convolutional layers improved results. CGANs [5] addressed mode collapse by conditioning generation on class labels, while WGAN [6] reduced collapse and instability with the Earth Mover (Wasserstein-1) distance. StyleGAN [7] further refined the process by improving how the Generator manages latent space, enabling better disentanglement of high-level features. Nowadays, there are numerous GAN model variants, each tailored to specific tasks and domains [8], but all primarily building upon these foundational architectures. Ongoing improvements in GANs, such as structural changes, novel loss functions, and differential augmentation, continue to push the boundaries of these models, adapting to various domains and enhancing their performance even with small datasets.</text:p>
      <text:p text:style-name="P2"><text:span text:style-name="T2"/></text:p>
      <text:p text:style-name="P2"><text:span text:style-name="T2"/></text:p>
      <text:p text:style-name="P4">Progress beyond the SOTA:</text:p>
      <text:p text:style-name="P2"><text:span text:style-name="T2"/></text:p>
      <text:p text:style-name="P5">In recent years, advancements in GAN-related networks have primarily resulted from combining different GAN architectures, integrating novel loss functions[9-11], and applying techniques like differentiable augmentation [12]. Building on these developments, we will further optimize models by carefully selecting loss functions known to enhance GAN training stability. These will be combined with differentiable augmentation and/or conventional data augmentation techniques [13], particularly in scenarios with limited data samples, where such approaches have already demonstrated promising improvements in performance.</text:p>
      <text:p text:style-name="P2"><text:span text:style-name="T2"/></text:p>
      <text:p text:style-name="P2"><text:span text:style-name="T2"/></text:p>
      <text:p text:style-name="P1"><text:span text:style-name="T1">Synthetic data generation(GR)</text:span><text:span text:style-name="T2"/></text:p>
      <text:p text:style-name="P2"><text:span text:style-name="T2"/></text:p>
      <text:p text:style-name="P2"><text:span text:style-name="T2">Τεχνικές όπως το data augmentation είναι ζωτικής σημασίας για την εκπαίδευση μοντέλων βαθιάς μάθησης στην όραση υπολογιστών, ενισχύοντας τη γενίκευση και την ανθεκτικότητα μέσω μετασχηματισμών όπως η αναστροφή, η περιστροφή και η προσθήκη θορύβου. Ωστόσο, τα Generative Adversarial Networks (GANs) έχουν πρόσφατα δείξει μεγάλες δυνατότητες για προηγμένη σύνθεση εικόνων και data augmentation [1,2]. Τα GANs αποτελούνται από έναν Generator (G) και έναν Discriminator (D) που ανταγωνίζονται για την αναπαραγωγή της αρχικής κατανομής δεδομένων. Ο G παράγει ρεαλιστικές εικόνες, ενώ ο D ταξινομεί δεδομένα σε πραγματικά ή παραγόμενα . Αυτή η ανταγωνιστική διαδικασία βελτιώνει την ικανότητα του G να παράγει εικόνες που ταιριάζουν με την αρχική κατανομή δεδομένων. Παρά την υπόσχεσή τους, τα GANs αντιμετωπίζουν προκλήσεις όπως το mode collapse, η αστάθεια της εκπαίδευσης και το gradient vanishing. Από την εμφάνισή τους το 2014 [3], τα GANs έχουν βελτιωθεί σημαντικά. Οι πρώτες εκδόσεις παρήγαγαν εικόνες χαμηλής ποιότητας, αλλά οι εξελίξεις, όπως η στροφή του DCGAN [4] σε συνελικτικά layers, </text:span><text:soft-page-break/><text:span text:style-name="T2">βελτίωσαν τα αποτελέσματα. Τα CGAN [5] αντιμετώπισαν το mode collapse με την παραγωγή υπό προϋπόθεση (conditional) υποσημείωσης κλάσεων, ενώ το WGAN [6] μείωσε το mode collapse και την αστάθεια με την μετρική Earth Mover (Wasserstein-1) distance. Το StyleGAN [7] βελτίωσε περαιτέρω τη διαδικασία βελτιώνοντας τον τρόπο με τον οποίο o G διαχειρίζεται το latent space, επιτρέποντας την καλύτερη διάσπαση των χαρακτηριστικών υψηλού επιπέδου. Σήμερα, υπάρχουν πολυάριθμες παραλλαγές μοντέλων GAN, η καθεμία προσαρμοσμένη σε συγκεκριμένες εργασίες και τομείς [8], αλλά όλες βασίζονται κυρίως σε αυτές τις θεμελιώδεις αρχιτεκτονικές. Οι συνεχιζόμενες βελτιώσεις στα GAN, όπως οι δομικές αλλαγές, τα νέα loss functions και το differential augmentation, συνεχίζουν να διευρύνουν τα όρια αυτών των μοντέλων, να προσαρμόζονται σε διάφορους τομείς και να βελτιώνουν την απόδοσή τους ακόμη και με μικρά σύνολα δεδομένων.</text:span></text:p>
      <text:p text:style-name="P2"><text:span text:style-name="T2"/></text:p>
      <text:p text:style-name="P2"><text:span text:style-name="T2"/></text:p>
      <text:p text:style-name="P6">Τα τελευταία χρόνια, οι εξελίξεις στα δίκτυα που σχετίζονται με τα GAN προέκυψαν κυρίως από το συνδυασμό διαφορετικών αρχιτεκτονικών GAN, την ενσωμάτωση νέων loss functions [9,10,11] και την εφαρμογή τεχνικών όπως το differantiable augmentation [12]. Βασιζόμενοι σε αυτές τις εξελίξεις, θα βελτιστοποιήσουμε περαιτέρω τα μοντέλα επιλέγοντας προσεκτικά συναρτήσεις απωλειών που είναι γνωστό ότι ενισχύουν τη σταθερότητα της εκπαίδευσης των GAN. Αυτές θα συνδυαστούν με differantiable augmentation ή/και συμβατικές τεχνικές data augmentation [13], ιδίως σε σενάρια με περιορισμένα δείγματα δεδομένων, όπου τέτοιες προσεγγίσεις έχουν ήδη επιδείξει πολλά υποσχόμενες βελτιώσεις στην απόδοση.</text:p>
      <text:p text:style-name="P2"><text:span text:style-name="T2"/></text:p>
      <text:p text:style-name="P2"><text:span text:style-name="T2"/></text:p>
      <text:p text:style-name="P2"><text:span text:style-name="T2">[1] Paulin, G., &amp; Ivasic‐Kos, M. (2023). Review and analysis of synthetic dataset generation methods and techniques for application in computer vision. Artificial intelligence review, 56(9), 9221-9265.</text:span></text:p>
      <text:p text:style-name="P6">[2] Wang, Z., She, Q., &amp; Ward, T. E. (2021). Generative adversarial networks in computer vision: A survey and taxonomy. ACM Computing Surveys (CSUR), 54(2), 1-38.</text:p>
      <text:p text:style-name="P6">[3] Goodfellow, I., Pouget-Abadie, J., Mirza, M., Xu, B., Warde-Farley, D., Ozair, S., ... &amp; Bengio, Y. (2014). Generative adversarial nets. Advances in neural information processing systems, 27.</text:p>
      <text:p text:style-name="P6">[4] Radford, A. (2015). Unsupervised representation learning with deep convolutional generative adversarial networks. arXiv preprint arXiv:1511.06434.</text:p>
      <text:p text:style-name="P6">[5] Mirza, M., &amp; Osindero, S. (2014). Conditional generative adversarial nets. arXiv preprint arXiv:1411.1784.</text:p>
      <text:p text:style-name="P6">[6] M. Arjovsky, S. Chintala, and L. Bottou. Wasserstein gan. arXiv preprint arXiv:1701.07875,</text:p>
      <text:p text:style-name="P6">2017.</text:p>
      <text:p text:style-name="P6">[7] Karras, T., Laine, S., &amp; Aila, T. (2019). A style-based generator architecture for generative adversarial networks. In Proceedings of the IEEE/CVF conference on computer vision and pattern recognition (pp. 4401-4410).</text:p>
      <text:p text:style-name="P6">[8] Iglesias, G., Talavera, E., &amp; Díaz-Álvarez, A. (2023). A survey on GANs for computer vision: Recent research, analysis and taxonomy. Computer Science Review, 48, 100553.</text:p>
      <text:p text:style-name="P6">[9] Gulrajani, I., Ahmed, F., Arjovsky, M., Dumoulin, V., &amp; Courville, A. C. (2017). Improved training of wasserstein gans. Advances in neural information processing systems, 30.</text:p>
      <text:p text:style-name="P6">[10] Park, S. W., &amp; Kwon, J. (2019). Sphere generative adversarial network based on geometric moment matching. In Proceedings of the IEEE/CVF Conference on Computer Vision and Pattern Recognition (pp. 4292-4301).</text:p>
      <text:p text:style-name="P6"><text:soft-page-break/>[11] Xiangli, Y., Deng, Y., Dai, B., Loy, C. C., &amp; Lin, D. (2020). Real or not real, that is the question. arXiv preprint arXiv:2002.05512.</text:p>
      <text:p text:style-name="P6">[12] Zhao, S., Liu, Z., Lin, J., Zhu, J. Y., &amp; Han, S. (2020). Differentiable augmentation for data-efficient gan training. Advances in neural information processing systems, 33, 7559-7570.</text:p>
      <text:p text:style-name="P6">[13] Zhang, Z., Hua, Y., Sun, G., Wang, H., &amp; McLoone, S. (2024). Improving the Leaking of Augmentations in Data-Efficient GANs via Adaptive Negative Data Augmentation. In Proceedings of the IEEE/CVF Winter Conference on Applications of Computer Vision (pp. 5412-54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Noto Sans" svg:font-family="'Noto Sans'"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3" meta:paragraph-count="22" meta:word-count="1023" meta:character-count="7373" meta:non-whitespace-character-count="6371"/>
    <meta:generator>LibreOffice/24.2.5.2$Linux_X86_64 LibreOffice_project/420$Build-2</meta:generator>
  </office:meta>
</office:document-meta>
</file>